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top="0in" fo:margin-bottom="0in" loext:contextual-spacing="false" fo:line-height="100%" style:writing-mode="page"/>
      <style:text-properties officeooo:rsid="001c8edc" officeooo:paragraph-rsid="001c8edc"/>
    </style:style>
    <style:style style:name="P2" style:family="paragraph" style:parent-style-name="Text_20_body">
      <style:paragraph-properties fo:margin-top="0in" fo:margin-bottom="0in" loext:contextual-spacing="false" fo:line-height="100%" style:writing-mode="page"/>
      <style:text-properties officeooo:paragraph-rsid="001c8edc"/>
    </style:style>
    <style:style style:name="P3" style:family="paragraph" style:parent-style-name="Text_20_body">
      <style:paragraph-properties fo:margin-top="0in" fo:margin-bottom="0in" loext:contextual-spacing="false" fo:line-height="100%" style:writing-mode="page"/>
      <style:text-properties officeooo:paragraph-rsid="001dd946"/>
    </style:style>
    <style:style style:name="P4" style:family="paragraph" style:parent-style-name="Text_20_body">
      <style:paragraph-properties fo:margin-top="0in" fo:margin-bottom="0in" loext:contextual-spacing="false" fo:line-height="100%" style:writing-mode="page"/>
      <style:text-properties officeooo:paragraph-rsid="0021ae46"/>
    </style:style>
    <style:style style:name="P5" style:family="paragraph" style:parent-style-name="Text_20_body">
      <style:paragraph-properties fo:margin-top="0in" fo:margin-bottom="0in" loext:contextual-spacing="false" fo:line-height="100%" style:writing-mode="page"/>
      <style:text-properties officeooo:rsid="000e5253" officeooo:paragraph-rsid="001c8edc"/>
    </style:style>
    <style:style style:name="P6" style:family="paragraph" style:parent-style-name="Text_20_body">
      <style:paragraph-properties fo:margin-top="0in" fo:margin-bottom="0in" loext:contextual-spacing="false" fo:line-height="100%" style:writing-mode="page"/>
      <style:text-properties officeooo:rsid="001dd946" officeooo:paragraph-rsid="001dd946"/>
    </style:style>
    <style:style style:name="P7" style:family="paragraph" style:parent-style-name="Text_20_body">
      <style:paragraph-properties fo:margin-top="0in" fo:margin-bottom="0in" loext:contextual-spacing="false" fo:line-height="100%" style:writing-mode="page"/>
      <style:text-properties officeooo:rsid="001ff42c" officeooo:paragraph-rsid="001ff42c"/>
    </style:style>
    <style:style style:name="P8" style:family="paragraph" style:parent-style-name="Text_20_body">
      <style:paragraph-properties fo:margin-top="0in" fo:margin-bottom="0in" loext:contextual-spacing="false" fo:line-height="100%" style:writing-mode="page"/>
      <style:text-properties officeooo:rsid="0021ae46" officeooo:paragraph-rsid="0021ae46"/>
    </style:style>
    <style:style style:name="P9" style:family="paragraph" style:parent-style-name="Text_20_body">
      <style:paragraph-properties fo:margin-top="0in" fo:margin-bottom="0in" loext:contextual-spacing="false" fo:line-height="100%" style:writing-mode="page"/>
      <style:text-properties style:font-name="Liberation Mono" fo:font-weight="bold" officeooo:rsid="0021ae46" officeooo:paragraph-rsid="0021ae46" style:font-weight-asian="bold" style:font-weight-complex="bold"/>
    </style:style>
    <style:style style:name="P10" style:family="paragraph" style:parent-style-name="Text_20_body">
      <style:paragraph-properties fo:margin-top="0in" fo:margin-bottom="0in" loext:contextual-spacing="false" fo:line-height="100%" style:writing-mode="page"/>
      <style:text-properties style:font-name="Liberation Mono" fo:font-weight="bold" officeooo:rsid="0021ae46" officeooo:paragraph-rsid="00234f93" style:font-weight-asian="bold" style:font-weight-complex="bold"/>
    </style:style>
    <style:style style:name="P11" style:family="paragraph" style:parent-style-name="Text_20_body">
      <style:paragraph-properties fo:margin-top="0in" fo:margin-bottom="0in" loext:contextual-spacing="false" fo:line-height="100%" style:writing-mode="page"/>
      <style:text-properties officeooo:rsid="00234f93" officeooo:paragraph-rsid="00234f93"/>
    </style:style>
    <style:style style:name="P12" style:family="paragraph" style:parent-style-name="Text_20_body">
      <style:paragraph-properties fo:margin-top="0in" fo:margin-bottom="0in" loext:contextual-spacing="false" fo:line-height="100%" style:writing-mode="page"/>
      <style:text-properties officeooo:rsid="00250ee1" officeooo:paragraph-rsid="00250ee1"/>
    </style:style>
    <style:style style:name="P13" style:family="paragraph" style:parent-style-name="Title">
      <style:text-properties officeooo:rsid="001c8edc" officeooo:paragraph-rsid="001c8edc"/>
    </style:style>
    <style:style style:name="P14" style:family="paragraph" style:parent-style-name="Subtitle">
      <style:text-properties officeooo:rsid="001deb4c" officeooo:paragraph-rsid="001c8edc"/>
    </style:style>
    <style:style style:name="P15" style:family="paragraph" style:parent-style-name="Subtitle">
      <style:text-properties officeooo:paragraph-rsid="001c8edc"/>
    </style:style>
    <style:style style:name="P16" style:family="paragraph" style:parent-style-name="Text_20_body" style:list-style-name="L1">
      <style:paragraph-properties fo:margin-top="0in" fo:margin-bottom="0in" loext:contextual-spacing="false" fo:line-height="100%" style:writing-mode="page"/>
      <style:text-properties officeooo:rsid="001c8edc" officeooo:paragraph-rsid="001c8edc"/>
    </style:style>
    <style:style style:name="P17" style:family="paragraph" style:parent-style-name="Text_20_body">
      <style:paragraph-properties fo:margin-top="0in" fo:margin-bottom="0in" loext:contextual-spacing="false" fo:line-height="100%" style:writing-mode="page"/>
      <style:text-properties fo:color="#000000" style:font-name="Liberation Serif1" officeooo:rsid="0026396e" officeooo:paragraph-rsid="0026396e" fo:background-color="#ffffff"/>
    </style:style>
    <style:style style:name="P18" style:family="paragraph" style:parent-style-name="Text_20_body">
      <style:paragraph-properties fo:margin-top="0in" fo:margin-bottom="0in" loext:contextual-spacing="false" fo:line-height="100%" style:writing-mode="page"/>
      <style:text-properties officeooo:paragraph-rsid="00250ee1"/>
    </style:style>
    <style:style style:name="P19" style:family="paragraph" style:parent-style-name="Text_20_body">
      <style:paragraph-properties fo:margin-top="0in" fo:margin-bottom="0in" loext:contextual-spacing="false" fo:line-height="100%" style:writing-mode="page"/>
      <style:text-properties officeooo:rsid="0028162e" officeooo:paragraph-rsid="0028162e"/>
    </style:style>
    <style:style style:name="T1" style:family="text">
      <style:text-properties officeooo:rsid="001deb4c"/>
    </style:style>
    <style:style style:name="T2" style:family="text">
      <style:text-properties officeooo:rsid="001c8edc"/>
    </style:style>
    <style:style style:name="T3" style:family="text">
      <style:text-properties officeooo:rsid="001dd946"/>
    </style:style>
    <style:style style:name="T4" style:family="text">
      <style:text-properties style:font-name="Liberation Mono" fo:font-weight="bold" style:font-weight-asian="bold" style:font-weight-complex="bold"/>
    </style:style>
    <style:style style:name="T5" style:family="text">
      <style:text-properties style:font-name="Liberation Mono" fo:font-weight="bold" officeooo:rsid="001dd946" style:font-weight-asian="bold" style:font-weight-complex="bold"/>
    </style:style>
    <style:style style:name="T6" style:family="text">
      <style:text-properties style:font-name="Liberation Mono" fo:font-weight="bold" officeooo:rsid="001ff42c" style:font-weight-asian="bold" style:font-weight-complex="bold"/>
    </style:style>
    <style:style style:name="T7" style:family="text">
      <style:text-properties style:font-name="Liberation Mono" fo:font-weight="bold" officeooo:rsid="0021ae46" style:font-weight-asian="bold" style:font-weight-complex="bold"/>
    </style:style>
    <style:style style:name="T8" style:family="text">
      <style:text-properties officeooo:rsid="001ff42c"/>
    </style:style>
    <style:style style:name="T9" style:family="text">
      <style:text-properties officeooo:rsid="00234f93"/>
    </style:style>
    <style:style style:name="T10" style:family="text">
      <style:text-properties officeooo:rsid="00259513"/>
    </style:style>
    <style:style style:name="T11" style:family="text">
      <style:text-properties officeooo:rsid="00250e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uning for left-handed people</text:p>
      <text:p text:style-name="P14">By White Fossa aka Artyom Vetrov</text:p>
      <text:p text:style-name="P15"><text:a xlink:type="simple" xlink:href="https://github.com/WhiteFossa/ThinkPad_x220_Tablet_Hints" text:style-name="Internet_20_link" text:visited-style-name="Visited_20_Internet_20_Link"><text:span text:style-name="T1">https://github.com/WhiteFossa/ThinkPad_x220_Tablet_Hints</text:span></text:a></text:p>
      <text:p text:style-name="P2"/>
      <text:p text:style-name="P5"><text:span text:style-name="T2">In this guide I’ll show how to tune</text:span> ThinkPad x220 Tablet <text:span text:style-name="T2">for left-handed people</text:span> under Debian 9.8.</text:p>
      <text:p text:style-name="P1">My ThinkPad have next physical pointing devices:</text:p>
      <text:list xml:id="list5965135208342139494" text:style-name="L1">
        <text:list-item>
          <text:p text:style-name="P16">TrackPoint</text:p>
        </text:list-item>
        <text:list-item>
          <text:p text:style-name="P16">Touchpad</text:p>
        </text:list-item>
        <text:list-item>
          <text:p text:style-name="P16">Touch-sensitive display</text:p>
        </text:list-item>
        <text:list-item>
          <text:p text:style-name="P16">Pen with eraser</text:p>
        </text:list-item>
      </text:list>
      <text:p text:style-name="P1"/>
      <text:p text:style-name="P1">Left-handed user will want to swap buttons on <text:span text:style-name="T8">t</text:span>rack<text:span text:style-name="T8">p</text:span>oint and touchpad, but not on touchscreen and pen (because if touchscreen/pen buttons swapped, then tap becomes right click).</text:p>
      <text:p text:style-name="P1"/>
      <text:p text:style-name="P3"><text:span text:style-name="T3">I’ll set up keys remapping in Xorg configuration (so it will work at login screen and for all users). If many people use laptop and some of them left-handed, while others right-handed – you will need per-user setup, I believe that well-documented method with </text:span><text:span text:style-name="T5">xinput</text:span><text:span text:style-name="T3"> will work well: </text:span><text:a xlink:type="simple" xlink:href="http://xahlee.info/linux/linux_swap_mouse_buttons.html" text:style-name="Internet_20_link" text:visited-style-name="Visited_20_Internet_20_Link"><text:span text:style-name="T3">http://xahlee.info/linux/linux_swap_mouse_buttons.html</text:span></text:a></text:p>
      <text:p text:style-name="P1"/>
      <text:p text:style-name="P6">1) Preparation. Debian may have no <text:span text:style-name="T4">/etc/X11/xorg.conf.d/</text:span> directory (my laptop doesn’t have it by default, while PC have, I suspect that PC have it because proprietary nVidia drivers are installed). So, <text:span text:style-name="T8">create it if not exist (rights are 755, root:root is owner)</text:span></text:p>
      <text:p text:style-name="P1"/>
      <text:p text:style-name="P7">2) Install <text:span text:style-name="T4">libinput-tools</text:span>, then run <text:span text:style-name="T4">libinput-list-devices</text:span>. List of all available input devices will be shown, read it and remember device names (they are after Device:) for trackpoint and touchpad.</text:p>
      <text:p text:style-name="P7"/>
      <text:p text:style-name="P4"><text:span text:style-name="T8">In my case it is </text:span><text:span text:style-name="T6">TPPS/2 IBM TrackPoint</text:span><text:span text:style-name="T8"> for trackpoint and </text:span><text:span text:style-name="T6">SynPS/2 Synaptics TouchPad</text:span><text:span text:style-name="T8"> for touchpad.</text:span></text:p>
      <text:p text:style-name="P4"/>
      <text:p text:style-name="P8">3) Let’s start with trackpoint (everything will be same for touchpad except device and file names).</text:p>
      <text:p text:style-name="P8">Create file with name like <text:span text:style-name="T4">99-left-handed-trackpoint.conf</text:span> (permissions root:root, <text:span text:style-name="T9">755</text:span>) in <text:span text:style-name="T4">/etc/X11/xorg.conf.d/</text:span> and fill it with next content:</text:p>
      <text:p text:style-name="P9"># Left-handed trackpoint</text:p>
      <text:p text:style-name="P9">Section "InputClass"</text:p>
      <text:p text:style-name="P9"><text:s text:c="8"/>Identifier <text:s text:c="5"/>"Trackpoint"</text:p>
      <text:p text:style-name="P10"><text:s text:c="8"/>MatchProduct <text:s text:c="3"/>"<text:span text:style-name="T8">TPPS/2 IBM TrackPoint</text:span>"</text:p>
      <text:p text:style-name="P9"><text:s text:c="8"/>Driver <text:s text:c="9"/>"libinput"</text:p>
      <text:p text:style-name="P9"><text:s text:c="8"/>Option <text:s text:c="9"/>"ButtonMapping" "<text:span text:style-name="T9">3 2 1</text:span>"</text:p>
      <text:p text:style-name="P9">EndSection</text:p>
      <text:p text:style-name="P7"/>
      <text:p text:style-name="P11"><text:span text:style-name="T4">Identifier</text:span> is just for you, <text:span text:style-name="T4">MatchProduct</text:span> have to match device name from <text:span text:style-name="T4">libinput-list-devices</text:span> and <text:span text:style-name="T4">ButtonMapping</text:span> set corresponding new buttons for original 1 2 3.</text:p>
      <text:p text:style-name="P11"><text:soft-page-break/></text:p>
      <text:p text:style-name="P11">4) Restart Xorg or reboot to get trackpoint buttons swapped. <text:span text:style-name="T10">(Or you can make all changes at once and then reboot).</text:span></text:p>
      <text:p text:style-name="P11"/>
      <text:p text:style-name="P12">5) Repeat step 3 for touchpad – use <text:span text:style-name="T6">SynPS/2 Synaptics TouchPad</text:span> as <text:span text:style-name="T4">MatchProduct</text:span>, and give file name like <text:span text:style-name="T7">99-left-handed-</text:span><text:span text:style-name="T4">touchpad</text:span><text:span text:style-name="T7">.conf</text:span></text:p>
      <text:p text:style-name="P7"/>
      <text:p text:style-name="P18"><text:span text:style-name="T11">6) Restart Xorg or reboot again. After it your touchpad buttons will be swapped, but surface (i.e. not bottom part) tap will act as right button. I’ve tried to fix it playing with settings of synaptics driver, but with no success. It seems that click areas effects and just click effect (i.e. which button it will reported on click) is set in touchpad firmware, because it ignores synaptic driver settings.</text:span></text:p>
      <text:p text:style-name="P18"/>
      <text:p text:style-name="P19">Also touchpad on x220 is terrible, so the best way to work with it – just disable it in BIOS (as I do).</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22:37:45.572428174</meta:creation-date>
    <meta:generator>LibreOffice/5.2.7.2$Linux_X86_64 LibreOffice_project/20m0$Build-2</meta:generator>
    <dc:date>2019-04-25T00:12:04.623037387</dc:date>
    <meta:editing-duration>PT58M33S</meta:editing-duration>
    <meta:editing-cycles>10</meta:editing-cycles>
    <meta:document-statistic meta:table-count="0" meta:image-count="0" meta:object-count="0" meta:page-count="2" meta:paragraph-count="28" meta:word-count="415" meta:character-count="2767" meta:non-whitespace-character-count="2323"/>
  </office:meta>
</office:document-meta>
</file>